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Applicazioni per la Pianificazione dei Viaggi</text:span></text:p>
      <text:list text:style-name="L1">
        <text:list-item>
          <text:p text:style-name="P2"><text:span text:style-name="Strong_20_Emphasis">TripIt</text:span>: Raccoglie tutte le informazioni relative ai viaggi, come biglietti aerei e prenotazioni alberghiere, creando un itinerario completo. Può essere collegato all'email per recuperare automaticamente le prenotazioni.</text:p>
        </text:list-item>
        <text:list-item>
          <text:p text:style-name="P2"><text:span text:style-name="Strong_20_Emphasis">Skyscanner</text:span>: Ottima per cercare voli economici, offre suggerimenti su quando viaggiare per risparmiare e permette di prenotare hotel e auto.</text:p>
        </text:list-item>
        <text:list-item>
          <text:p text:style-name="P2"><text:span text:style-name="Strong_20_Emphasis">Google Maps</text:span>: Indispensabile per la navigazione, consente di memorizzare luoghi e creare itinerari personalizzati.</text:p>
        </text:list-item>
        <text:list-item>
          <text:p text:style-name="P2"><text:span text:style-name="Strong_20_Emphasis">PackPoint</text:span>: Aiuta a fare la valigia suggerendo cosa portare in base alla destinazione e alla durata del viaggio.</text:p>
        </text:list-item>
      </text:list>
      <text:p text:style-name="P1"><text:span text:style-name="Strong_20_Emphasis">Applicazioni per la Gestione delle Spese</text:span></text:p>
      <text:list text:style-name="L2">
        <text:list-item>
          <text:p text:style-name="P3"><text:span text:style-name="Strong_20_Emphasis">TravelMapper</text:span>: Permette di tenere traccia delle spese di viaggio, aiutando a gestire il budget e a evitare sorprese al ritorno.</text:p>
        </text:list-item>
        <text:list-item>
          <text:p text:style-name="P3"><text:span text:style-name="Strong_20_Emphasis">XE Currency Converter</text:span>: Utile per convertire valute in tempo reale e tenere traccia dei tassi di cambio.</text:p>
        </text:list-item>
      </text:list>
      <text:p text:style-name="P1"><text:span text:style-name="Strong_20_Emphasis">Applicazioni per la Traduzione e la Comunicazione</text:span></text:p>
      <text:list text:style-name="L3">
        <text:list-item>
          <text:p text:style-name="P4"><text:span text:style-name="Strong_20_Emphasis">Google Translate</text:span>: Essenziale per comunicare all'estero, offre traduzioni in tempo reale e supporta la traduzione di testi e conversazioni.</text:p>
        </text:list-item>
        <text:list-item>
          <text:p text:style-name="P4"><text:span text:style-name="Strong_20_Emphasis">WordReference</text:span>: Un dizionario e traduttore utile per comprendere espressioni colloquiali e tradurre menu o indicazioni.</text:p>
        </text:list-item>
      </text:list>
      <text:p text:style-name="P1"><text:span text:style-name="Strong_20_Emphasis">Applicazioni per l'Intrattenimento e le Attività Culturali</text:span></text:p>
      <text:list text:style-name="L4">
        <text:list-item>
          <text:p text:style-name="P5"><text:span text:style-name="Strong_20_Emphasis">Musement</text:span>: Segnala eventi culturali, musei e mostre in base alla posizione attuale dell'utente.</text:p>
        </text:list-item>
        <text:list-item>
          <text:p text:style-name="P5"><text:span text:style-name="Strong_20_Emphasis">Monugram</text:span>: Permette di fotografare monumenti e scoprire informazioni su di essi in un click.</text:p>
        </text:list-item>
      </text:list>
      <text:p text:style-name="P1"><text:span text:style-name="Strong_20_Emphasis">Applicazioni per la Sicurezza e la Privacy</text:span></text:p>
      <text:list text:style-name="L5">
        <text:list-item>
          <text:p text:style-name="P6"><text:span text:style-name="Strong_20_Emphasis">Surfshark VPN</text:span>: Garantisce la sicurezza dei dati durante la navigazione in rete, crittografando il traffico Internet e proteggendo la privacy.</text:p>
        </text:list-item>
      </text:list>
      <text:p text:style-name="P1"><text:span text:style-name="Strong_20_Emphasis">Applicazioni per la Previsione Meteo</text:span></text:p>
      <text:list text:style-name="L6">
        <text:list-item>
          <text:p text:style-name="P7"><text:span text:style-name="Strong_20_Emphasis">3BMeteo</text:span>: Fornisce previsioni meteo dettagliate, utili per pianificare le attività all'aperto durante il viaggi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27:49.856034523</meta:creation-date>
    <dc:date>2025-02-11T15:28:09.766725955</dc:date>
    <meta:editing-duration>PT21S</meta:editing-duration>
    <meta:editing-cycles>1</meta:editing-cycles>
    <meta:document-statistic meta:table-count="0" meta:image-count="0" meta:object-count="0" meta:page-count="1" meta:paragraph-count="18" meta:word-count="261" meta:character-count="1787" meta:non-whitespace-character-count="1556"/>
    <meta:generator>LibreOffice/24.2.7.2$Linux_X86_64 LibreOffice_project/420$Build-2</meta:generator>
  </office:meta>
</office:document-meta>
</file>